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6cm" svg:stroke-color="#000000" draw:marker-start-width="0.38cm" draw:marker-end-width="0.38cm" svg:stroke-linecap="round" draw:fill="none" draw:textarea-vertical-align="middle" fo:padding-top="0.155cm" fo:padding-bottom="0.155cm" fo:padding-left="0.28cm" fo:padding-right="0.28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0.408cm" svg:y1="0.441cm" svg:x2="0.294cm" svg:y2="0.171cm">
            <text:p/>
          </draw:line>
          <draw:line draw:style-name="gr1" draw:text-style-name="P1" draw:layer="layout" svg:x1="0.079cm" svg:y1="0.434cm" svg:x2="0.211cm" svg:y2="0.169cm">
            <text:p/>
          </draw:line>
          <draw:line draw:style-name="gr1" draw:text-style-name="P1" draw:layer="layout" svg:x1="0.28cm" svg:y1="0.168cm" svg:x2="0.213cm" svg:y2="0.164cm">
            <text:p/>
          </draw:line>
          <draw:path draw:style-name="gr1" draw:text-style-name="P1" draw:layer="layout" svg:width="0.005cm" svg:height="0.322cm" draw:transform="rotate (1.5707963267949) translate (0.075cm 0.443883179787855cm)" svg:viewBox="0 0 6 323" svg:d="M6 0c2 84-9 235-5 323">
            <text:p/>
          </draw:path>
          <draw:line draw:style-name="gr1" draw:text-style-name="P1" draw:layer="layout" svg:x1="0.238cm" svg:y1="0.332cm" svg:x2="0.364cm" svg:y2="0.042cm">
            <text:p/>
          </draw:line>
          <draw:line draw:style-name="gr1" draw:text-style-name="P1" draw:layer="layout" svg:x1="0.376cm" svg:y1="0.115cm" svg:x2="0.311cm" svg:y2="0.084cm">
            <text:p/>
          </draw:line>
          <draw:line draw:style-name="gr1" draw:text-style-name="P1" draw:layer="layout" svg:x1="0.386cm" svg:y1="0.09cm" svg:x2="0.321cm" svg:y2="0.059cm">
            <text:p/>
          </draw:line>
          <draw:line draw:style-name="gr1" draw:text-style-name="P1" draw:layer="layout" svg:x1="0.384cm" svg:y1="0.101cm" svg:x2="0.314cm" svg:y2="0.07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494cm" fo:page-height="0.4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1-07-27T16:57:34.176409583</dc:date>
    <dc:creator>Engelbert Niehaus</dc:creator>
    <meta:editing-duration>P4DT1H46M39S</meta:editing-duration>
    <meta:editing-cycles>9</meta:editing-cycles>
    <meta:generator>LibreOffice/7.1.0.3$MacOSX_X86_64 LibreOffice_project/f6099ecf3d29644b5008cc8f48f42f4a40986e4c</meta:generator>
    <meta:document-statistic meta:object-count="9"/>
  </office:meta>
</office:document-meta>
</file>